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asian="Times New Roman" style:font-name-complex="Calibri1"/>
    </style:style>
    <style:style style:name="P2" style:family="paragraph" style:parent-style-name="Standard">
      <style:text-properties fo:background-color="#00cc00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" style:font-name-complex="Calibri1"/>
    </style:style>
    <style:style style:name="T4" style:family="text">
      <style:text-properties fo:background-color="#00cc00" style:font-name-asian="Times New Roman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ay Trip Generator</text:span></text:p>
      <text:p text:style-name="Standard"><text:span text:style-name="T1">Learning objective: </text:span>Use and practice JavaScript fundamentals, with an emphasis on Single Responsibility.</text:p>
      <text:p text:style-name="Standard"><text:span text:style-name="T1">Technologies:</text:span> JavaScript, HTML, CSS, Bootstrap</text:p>
      <text:p text:style-name="Standard"><text:span text:style-name="T2">Features: </text:span></text:p>
      <text:p text:style-name="Standard"><text:bookmark-start text:name="Bookmark"/><text:span text:style-name="T3">(5</text:span><text:span text:style-name="T4"> points): </text:span><text:bookmark-end text:name="Bookmark"/><text:span text:style-name="T4">As a developer, I want to make good, consistent commits.</text:span></text:p>
      <text:p text:style-name="Standard"><text:span text:style-name="T3">(</text:span><text:span text:style-name="T4">5 points): As a user, I want a destination to be randomly selected for my day trip.</text:span></text:p>
      <text:p text:style-name="P2"><text:span text:style-name="T3">(5 points): As a user, I want a restaurant to be randomly selected for my day trip.</text:span></text:p>
      <text:p text:style-name="P2"><text:span text:style-name="T3">(5 points): As a user, I want a mode of transportation to be randomly selected for my day trip.</text:span></text:p>
      <text:p text:style-name="P2"><text:span text:style-name="T3">(5 points): As a user, I want a form of entertainment to be randomly selected for my day trip.</text:span></text:p>
      <text:p text:style-name="P2"><text:span text:style-name="T3">(15 points): As a user, I want to be able to randomly re-select a destination, restaurant, mode of transportation, and/or form of entertainment if I don’t like one or more of those things.</text:span></text:p>
      <text:p text:style-name="P2"><text:span text:style-name="T3">(10 points): As a user, I want to be able to confirm that my day trip is “complete” once I like all of the random selections.</text:span></text:p>
      <text:p text:style-name="Standard"><text:span text:style-name="T3">(10 points): As a user, I want to display my completed trip in the console.</text:span></text:p>
      <text:p text:style-name="Standard"><text:span text:style-name="T3">(5 points): As a developer, I want all of my functions to have a Single Responsibility. Remember, each function should do just one thing!</text:span></text:p>
      <text:p text:style-name="P1"/>
      <text:p text:style-name="Standard"><text:span text:style-name="T2">Research: </text:span></text:p>
      <text:p text:style-name="Standard">How to generate a random number in JavaScrip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Heinisch</meta:initial-creator>
    <dc:creator>Charles King</dc:creator>
    <meta:editing-cycles>13</meta:editing-cycles>
    <meta:creation-date>2019-12-20T15:34:00</meta:creation-date>
    <dc:date>2020-08-10T22:10:11.04</dc:date>
    <meta:editing-duration>PT2H32M52S</meta:editing-duration>
    <meta:generator>OpenOffice/4.1.7$Win32 OpenOffice.org_project/417m1$Build-9800</meta:generator>
    <meta:document-statistic meta:table-count="0" meta:image-count="0" meta:object-count="0" meta:page-count="1" meta:paragraph-count="15" meta:word-count="213" meta:character-count="11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